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" style:family="paragraph" style:parent-style-name="Standard">
      <style:text-properties style:font-name="Consolas" fo:font-size="14pt" fo:language="zxx" fo:country="none" fo:font-weight="bold" officeooo:paragraph-rsid="000ad98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text-properties style:font-name="Consolas" fo:font-size="14pt" fo:language="zxx" fo:country="none" fo:font-weight="bold" officeooo:paragraph-rsid="000b37d6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text-properties style:font-name="Consolas" fo:language="zxx" fo:country="none" style:language-asian="zxx" style:country-asian="none" style:language-complex="zxx" style:country-complex="none"/>
    </style:style>
    <style:style style:name="P5" style:family="paragraph" style:parent-style-name="Standard">
      <style:text-properties style:font-name="Consolas" fo:language="zxx" fo:country="none" officeooo:paragraph-rsid="000ad98c" style:language-asian="zxx" style:country-asian="none" style:language-complex="zxx" style:country-complex="none"/>
    </style:style>
    <style:style style:name="P6" style:family="paragraph" style:parent-style-name="Standard">
      <style:text-properties style:font-name="Consolas" fo:language="zxx" fo:country="none" officeooo:paragraph-rsid="000b37d6" style:language-asian="zxx" style:country-asian="none" style:language-complex="zxx" style:country-complex="none"/>
    </style:style>
    <style:style style:name="P7" style:family="paragraph" style:parent-style-name="Standard">
      <style:text-properties style:font-name="Consolas" fo:font-size="18pt" fo:language="zxx" fo:country="none" style:text-underline-style="solid" style:text-underline-width="auto" style:text-underline-color="font-color" officeooo:rsid="000ad98c" officeooo:paragraph-rsid="000ad98c" style:font-size-asian="15.75pt" style:language-asian="zxx" style:country-asian="none" style:font-size-complex="18pt" style:language-complex="zxx" style:country-complex="none"/>
    </style:style>
    <style:style style:name="P8" style:family="paragraph" style:parent-style-name="Standard">
      <style:paragraph-properties fo:break-before="page"/>
      <style:text-properties style:font-name="Consolas" fo:font-size="18pt" fo:language="zxx" fo:country="none" style:text-underline-style="solid" style:text-underline-width="auto" style:text-underline-color="font-color" officeooo:rsid="000ad98c" officeooo:paragraph-rsid="000ad98c" style:font-size-asian="15.75pt" style:language-asian="zxx" style:country-asian="none" style:font-size-complex="18pt" style:language-complex="zxx" style:country-complex="none"/>
    </style:style>
    <style:style style:name="P9" style:family="paragraph" style:parent-style-name="Standard">
      <style:paragraph-properties fo:break-before="page"/>
      <style:text-properties style:font-name="Consolas" fo:font-size="18pt" fo:language="zxx" fo:country="none" style:text-underline-style="solid" style:text-underline-width="auto" style:text-underline-color="font-color" fo:font-weight="bold" officeooo:rsid="000ad98c" officeooo:paragraph-rsid="000ad98c" style:font-size-asian="15.75pt" style:language-asian="zxx" style:country-asian="none" style:font-weight-asian="bold" style:font-size-complex="18pt" style:language-complex="zxx" style:country-complex="none" style:font-weight-complex="bold"/>
    </style:style>
    <style:style style:name="P10" style:family="paragraph" style:parent-style-name="Standard">
      <style:text-properties style:font-name="Consolas" fo:font-size="18pt" fo:language="zxx" fo:country="none" style:text-underline-style="solid" style:text-underline-width="auto" style:text-underline-color="font-color" fo:font-weight="bold" officeooo:rsid="000ad98c" officeooo:paragraph-rsid="000ad98c" style:font-size-asian="15.75pt" style:language-asian="zxx" style:country-asian="none" style:font-weight-asian="bold" style:font-size-complex="18pt" style:language-complex="zxx" style:country-complex="non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8pt" style:text-underline-style="solid" style:text-underline-width="auto" style:text-underline-color="font-color" fo:font-weight="bold" officeooo:rsid="000ad98c" style:font-size-asian="15.75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usr_entities.proto</text:span></text:p>
      <text:p text:style-name="P4"><text:span text:style-name="T2">message GbBaseEntity</text:span> <text:span text:style-name="T1">{</text:span></text:p>
      <text:p text:style-name="P4"><text:s text:c="2"/>optional uint32 <text:s text:c="3"/>server_id = 1;</text:p>
      <text:p text:style-name="P4"><text:s text:c="2"/>UsrUser <text:s text:c="2"/>created_by = 2;</text:p>
      <text:p text:style-name="P4"><text:s text:c="2"/>Timestamp created_at = 3;</text:p>
      <text:p text:style-name="P4"><text:s text:c="2"/>UsrUser <text:s text:c="2"/>updated_by = 4;</text:p>
      <text:p text:style-name="P4"><text:s text:c="2"/>Timestamp updated_at = 5;</text:p>
      <text:p text:style-name="P4"><text:s text:c="2"/>bool <text:s text:c="5"/>is_new = 6;</text:p>
      <text:p text:style-name="P4"><text:s text:c="2"/>bool <text:s text:c="5"/>is_updated = 7;</text:p>
      <text:p text:style-name="P4">}</text:p>
      <text:p text:style-name="P4"/>
      <text:p text:style-name="P1">message UsrUser {</text:p>
      <text:p text:style-name="P4"><text:s text:c="2"/>GbBaseEntity <text:s text:c="7"/>base_entity = 1;</text:p>
      <text:p text:style-name="P4"><text:s text:c="2"/>UsrUserType <text:s text:c="8"/>user_type = 2;</text:p>
      <text:p text:style-name="P4"><text:s text:c="2"/>UsrUserState <text:s text:c="7"/>state = 3;</text:p>
      <text:p text:style-name="P4"><text:s text:c="2"/>uint64 <text:s text:c="13"/>permissions = 4;</text:p>
      <text:p text:style-name="P4"><text:s text:c="2"/>string <text:s text:c="13"/>alias = 5;</text:p>
      <text:p text:style-name="P4"><text:s text:c="2"/>optional bytes <text:s text:c="5"/>certificate = 6;</text:p>
      <text:p text:style-name="P4"><text:s text:c="2"/>optional Timestamp <text:s/>birth_date = 7;</text:p>
      <text:p text:style-name="P4"><text:s text:c="2"/>optional Timestamp <text:s/>first_conn_at = 8;</text:p>
      <text:p text:style-name="P4"><text:s text:c="2"/>optional UsrDevice <text:s/>device = 9;</text:p>
      <text:p text:style-name="P4"><text:s text:c="2"/>optional UsrUser <text:s text:c="3"/>therapist = 10;</text:p>
      <text:p text:style-name="P4"><text:s text:c="2"/>LocLocale <text:s text:c="10"/>locale = 11;</text:p>
      <text:p text:style-name="P4">}</text:p>
      <text:p text:style-name="P4"/>
      <text:p text:style-name="P1">message UsrDevice {</text:p>
      <text:p text:style-name="P4"><text:s text:c="2"/>GbBaseEntity <text:s text:c="3"/>base_entity = 1;</text:p>
      <text:p text:style-name="P4"><text:s text:c="2"/>UsrDeviceType <text:s text:c="2"/>type = 2;</text:p>
      <text:p text:style-name="P4"><text:s text:c="2"/>UsrDeviceState <text:s/>state = 3;</text:p>
      <text:p text:style-name="P4"><text:s text:c="2"/>optional string token = 4;</text:p>
      <text:p text:style-name="P4"><text:s text:c="2"/>UsrUser <text:s text:c="8"/>owner = 5;</text:p>
      <text:p text:style-name="P4">}</text:p>
      <text:p text:style-name="P4"/>
      <text:p text:style-name="P1">message UsrFcmHistory {</text:p>
      <text:p text:style-name="P4"><text:s text:c="2"/>GbBaseEntity base_entity = 1;</text:p>
      <text:p text:style-name="P4"><text:s text:c="2"/>string <text:s text:c="6"/>token = 2;</text:p>
      <text:p text:style-name="P4"><text:s text:c="2"/>UsrDevice <text:s text:c="3"/>device = 3;</text:p>
      <text:p text:style-name="P4"><text:s text:c="2"/>UsrUser <text:s text:c="5"/>owner = 4;</text:p>
      <text:p text:style-name="P4"><text:s text:c="2"/>optional <text:s text:c="4"/>Timestamp since = 5;</text:p>
      <text:p text:style-name="P4"><text:s text:c="2"/>bool <text:s text:c="8"/>is_current = 6;</text:p>
      <text:p text:style-name="P4">}</text:p>
      <text:p text:style-name="P4"/>
      <text:p text:style-name="P7"><text:span text:style-name="T1"/></text:p>
      <text:p text:style-name="P8"><text:span text:style-name="T1">emo_entities.proto</text:span></text:p>
      <text:p text:style-name="P2">message EmoMood {</text:p>
      <text:p text:style-name="P5"><text:s text:c="2"/>uint32 id = 1;</text:p>
      <text:p text:style-name="P5"><text:s text:c="2"/>LocTextKey name = 2;</text:p>
      <text:p text:style-name="P5"><text:s text:c="2"/>optional LocTextKey description = 3;</text:p>
      <text:p text:style-name="P5"><text:s text:c="2"/>int32 value = 4;</text:p>
      <text:p text:style-name="P5"><text:s text:c="2"/>GbBaseEntity base_entity = 5;</text:p>
      <text:p text:style-name="P5">}</text:p>
      <text:p text:style-name="P5"/>
      <text:p text:style-name="P2">message EmoEmotion {</text:p>
      <text:p text:style-name="P5"><text:s text:c="2"/>uint32 id = 1;</text:p>
      <text:p text:style-name="P5"><text:s text:c="2"/>LocTextKey name = 2;</text:p>
      <text:p text:style-name="P5"><text:s text:c="2"/>optional LocTextKey description = 3;</text:p>
      <text:p text:style-name="P5"><text:s text:c="2"/>optional EmoEmotion parent = 4;</text:p>
      <text:p text:style-name="P5"><text:s text:c="2"/>int32 value = 5;</text:p>
      <text:p text:style-name="P5"><text:s text:c="2"/>GbBaseEntity base_entity = 6;</text:p>
      <text:p text:style-name="P5">}</text:p>
      <text:p text:style-name="P5"/>
      <text:p text:style-name="P2">message EmoMoods {</text:p>
      <text:p text:style-name="P5"><text:s text:c="2"/>optional GbError error = 1;</text:p>
      <text:p text:style-name="P5"><text:s text:c="2"/>repeated EmoMood moods = 2;</text:p>
      <text:p text:style-name="P5">}</text:p>
      <text:p text:style-name="P5"/>
      <text:p text:style-name="P2">message EmoEmotions {</text:p>
      <text:p text:style-name="P5"><text:s text:c="2"/>optional GbError error = 1;</text:p>
      <text:p text:style-name="P5"><text:s text:c="2"/>repeated EmoEmotion emotions = 2;</text:p>
      <text:p text:style-name="P5">}</text:p>
      <text:p text:style-name="P5"/>
      <text:p text:style-name="P2">message EmoModuleLists {</text:p>
      <text:p text:style-name="P5"><text:s text:c="2"/>optional GbError error = 1;</text:p>
      <text:p text:style-name="P5"><text:s text:c="2"/>EmoMoods mods = 2;</text:p>
      <text:p text:style-name="P5"><text:s text:c="2"/>EmoEmotions emotions = 3;</text:p>
      <text:p text:style-name="P5">}</text:p>
      <text:p text:style-name="P5"/>
      <text:p text:style-name="P9">sync_entities.proto</text:p>
      <text:p text:style-name="P2">message GbSyncDataModel {</text:p>
      <text:p text:style-name="P5"><text:s text:c="2"/>uint32 <text:s text:c="15"/>user_id = 1;</text:p>
      <text:p text:style-name="P5"><text:s text:c="2"/>optional GbSyncUsrMod usr_mod = 2;</text:p>
      <text:p text:style-name="P5"><text:s text:c="2"/>optional GbSyncDisMod dis_mod = 3;</text:p>
      <text:p text:style-name="P5"><text:s text:c="2"/>optional GbSyncRscMod rsc_mod = 4;</text:p>
      <text:p text:style-name="P5"><text:s text:c="2"/>optional GbSyncTckMod tck_mod = 5;</text:p>
      <text:p text:style-name="P5"><text:s text:c="2"/>optional GbSyncTstMod tst_mod = 6;</text:p>
      <text:p text:style-name="P5"><text:s text:c="2"/>optional GbSyncEmoMod emo_mod = 7;</text:p>
      <text:p text:style-name="P5"><text:s text:c="2"/>optional GbSyncDgnMod dgn_mod = 8;</text:p>
      <text:p text:style-name="P5"><text:s text:c="2"/>optional GbSyncRegMod reg_mod = 9;</text:p>
      <text:p text:style-name="P5"><text:s text:c="2"/>optional GbSyncResMod res_mod = 10;</text:p>
      <text:p text:style-name="P5"><text:s text:c="2"/>optional GbSyncTskMod tsk_mod = 11;</text:p>
      <text:p text:style-name="P5"><text:s text:c="2"/>optional GbSyncVisMod vis_mod = 12;</text:p>
      <text:p text:style-name="P5"><text:s text:c="2"/>optional GbSyncNtfMod ntf_mod = 13;</text:p>
      <text:p text:style-name="P5"><text:s text:c="2"/>optional GbSyncLstMod lst_mod = 14;</text:p>
      <text:p text:style-name="P5"><text:s text:c="2"/>optional GbSyncLocMod loc_mod = 15;</text:p>
      <text:p text:style-name="P5">}</text:p>
      <text:p text:style-name="P5"/>
      <text:p text:style-name="P2">message GbSyncEmoModel {</text:p>
      <text:p text:style-name="P5"><text:s text:c="2"/>uint32 <text:s text:c="15"/>user_id_emo = 1;</text:p>
      <text:p text:style-name="P5"><text:s text:c="2"/>optional GbSyncEmoMod emo_sync = 2;</text:p>
      <text:p text:style-name="P5">}</text:p>
      <text:p text:style-name="P5"/>
      <text:p text:style-name="P10">sync_emomod.proto</text:p>
      <text:p text:style-name="P2">message GbSyncEmoMod {</text:p>
      <text:p text:style-name="P5"><text:s text:c="2"/>uint32 <text:s text:c="23"/>user_id = 1;</text:p>
      <text:p text:style-name="P5"><text:s text:c="2"/>optional GbMoodFingerPrint <text:s text:c="3"/>emo_mood = 2;</text:p>
      <text:p text:style-name="P5"><text:s text:c="2"/>optional GbEmotionFingerPrint emo_emotion = 3;</text:p>
      <text:p text:style-name="P6">}</text:p>
      <text:p text:style-name="P3"/>
      <text:p text:style-name="P3">message GbMoodFingerPrint {</text:p>
      <text:p text:style-name="P5"><text:s text:c="2"/>uint32 <text:s text:c="3"/>last_mood_id = 1;</text:p>
      <text:p text:style-name="P5"><text:s text:c="2"/>Timestamp last_mood_update = 2;</text:p>
      <text:p text:style-name="P5">}</text:p>
      <text:p text:style-name="P5"/>
      <text:p text:style-name="P2">message GbEmotionFingerPrint {</text:p>
      <text:p text:style-name="P5"><text:s text:c="2"/>uint32 <text:s text:c="3"/>last_emotion_id = 1;</text:p>
      <text:p text:style-name="P5"><text:s text:c="2"/>Timestamp last_emotion_update = 2;</text:p>
      <text:p text:style-name="P5">}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54cm" fo:margin-bottom="1.238cm" fo:margin-left="1.154cm" fo:margin-right="1.346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8:44:09.273000000</meta:creation-date>
    <dc:date>2024-05-28T18:59:06.172000000</dc:date>
    <meta:editing-duration>PT14M58S</meta:editing-duration>
    <meta:editing-cycles>3</meta:editing-cycles>
    <meta:generator>LibreOffice/7.6.6.3$Windows_X86_64 LibreOffice_project/d97b2716a9a4a2ce1391dee1765565ea469b0ae7</meta:generator>
    <meta:document-statistic meta:table-count="0" meta:image-count="0" meta:object-count="0" meta:page-count="3" meta:paragraph-count="103" meta:word-count="377" meta:character-count="2671" meta:non-whitespace-character-count="2067"/>
  </office:meta>
</office:document-meta>
</file>